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2.141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cell-content()=&quot;&quot;" style:apply-style-name="Cellule_20_invalide" style:base-cell-address="Feuille1.J2"/>
    </style:style>
    <style:style style:name="ce7" style:family="table-cell" style:parent-style-name="Default">
      <style:map style:condition="is-true-formula([Feuille1.H11]=0)" style:apply-style-name="Cellule_20_grisée" style:base-cell-address="Feuille1.I11"/>
    </style:style>
    <style:style style:name="ce8" style:family="table-cell" style:parent-style-name="Default">
      <style:map style:condition="is-true-formula([Feuille1.H11]=0)" style:apply-style-name="Cellule_20_grisée" style:base-cell-address="Feuille1.I11"/>
    </style:style>
    <style:style style:name="ce9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10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11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2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3" style:family="table-cell" style:parent-style-name="Default">
      <style:map style:condition="cell-content()=&quot;&quot;" style:apply-style-name="Cellule_20_invalide" style:base-cell-address="Feuille1.J2"/>
    </style:style>
    <style:style style:name="ce14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8"/>
        <table:table-column table:style-name="co11" table:default-cell-style-name="ce5"/>
        <table:table-column table:style-name="co12" table:default-cell-style-name="ce9"/>
        <table:table-column table:style-name="co13" table:default-cell-style-name="ce10"/>
        <table:table-column table:style-name="co14" table:default-cell-style-name="ce11"/>
        <table:table-column table:style-name="co15" table:default-cell-style-name="ce5"/>
        <table:table-column table:style-name="co16" table:default-cell-style-name="ce13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8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2.57142857142857">
            <text:p>2,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float" office:value="2.57142857142857">
            <text:p>2,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table:formula="of:=0.214285714285714*4" office:value-type="float" office:value="0.857142857142856">
            <text:p>0,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table:formula="of:=[.H45]*([.K45]+1)*2" office:value-type="float" office:value="2.64">
            <text:p>2,64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float" office:value="0.6">
            <text:p>0,6</text:p>
          </table:table-cell>
          <table:table-cell office:value-type="float" office:value="2">
            <text:p>2</text:p>
          </table:table-cell>
          <table:table-cell table:style-name="ce7" office:value-type="float" office:value="2.6">
            <text:p>2,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,2</text:p>
          </table:table-cell>
          <table:table-cell office:value-type="float" office:value="12">
            <text:p>12</text:p>
          </table:table-cell>
          <table:table-cell table:style-name="ce7" office:value-type="float" office:value="1.71428571428571">
            <text:p>1,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calcext:conditional-formats>
          <calcext:conditional-format calcext:target-range-address="Feuille1.A2:Feuille1.B8 Feuille1.A10:Feuille1.B64 Feuille1.A66:Feuille1.B72">
            <calcext:condition calcext:apply-style-name="Cellule invalide" calcext:value="=&quot;&quot;" calcext:base-cell-address="Feuille1.J2"/>
          </calcext:conditional-format>
          <calcext:conditional-format calcext:target-range-address="Feuille1.D2:Feuille1.F2 Feuille1.I2:Feuille1.I2 Feuille1.K2:Feuille1.K2 Feuille1.O2:Feuille1.O2 Feuille1.D3:Feuille1.F3 Feuille1.I3:Feuille1.I3 Feuille1.K3:Feuille1.K3 Feuille1.O3:Feuille1.O3 Feuille1.D4:Feuille1.F4 Feuille1.I4:Feuille1.I4 Feuille1.K4:Feuille1.K4 Feuille1.O4:Feuille1.O4 Feuille1.D5:Feuille1.F5 Feuille1.I5:Feuille1.I5 Feuille1.K5:Feuille1.K5 Feuille1.O5:Feuille1.O5 Feuille1.D6:Feuille1.F6 Feuille1.H6:Feuille1.I6 Feuille1.K6:Feuille1.K6 Feuille1.O6:Feuille1.O6 Feuille1.D7:Feuille1.F7 Feuille1.I7:Feuille1.I7 Feuille1.K7:Feuille1.K7 Feuille1.O7:Feuille1.O7 Feuille1.D8:Feuille1.F8 Feuille1.I8:Feuille1.I8 Feuille1.K8:Feuille1.K8 Feuille1.O8:Feuille1.O8 Feuille1.D10:Feuille1.F10 Feuille1.H10:Feuille1.I10 Feuille1.K10:Feuille1.K10 Feuille1.O10:Feuille1.O10 Feuille1.D11:Feuille1.F11 Feuille1.H11:Feuille1.I11 Feuille1.K11:Feuille1.K11 Feuille1.O11:Feuille1.O11 Feuille1.D12:Feuille1.F12 Feuille1.H12:Feuille1.I12 Feuille1.K12:Feuille1.K12 Feuille1.O12:Feuille1.O12 Feuille1.D13:Feuille1.F13 Feuille1.I13:Feuille1.I13 Feuille1.K13:Feuille1.K13 Feuille1.O13:Feuille1.O13 Feuille1.D14:Feuille1.F14 Feuille1.H14:Feuille1.I14 Feuille1.K14:Feuille1.K14 Feuille1.O14:Feuille1.O14 Feuille1.D15:Feuille1.F15 Feuille1.H15:Feuille1.I15 Feuille1.K15:Feuille1.K15 Feuille1.O15:Feuille1.O15 Feuille1.D16:Feuille1.F16 Feuille1.H16:Feuille1.I16 Feuille1.K16:Feuille1.K16 Feuille1.O16:Feuille1.O16 Feuille1.D17:Feuille1.F17 Feuille1.H17:Feuille1.I17 Feuille1.K17:Feuille1.K17 Feuille1.O17:Feuille1.O17 Feuille1.D18:Feuille1.F18 Feuille1.H18:Feuille1.I18 Feuille1.K18:Feuille1.K18 Feuille1.O18:Feuille1.O18 Feuille1.D19:Feuille1.F19 Feuille1.H19:Feuille1.I19 Feuille1.K19:Feuille1.K19 Feuille1.O19:Feuille1.O19 Feuille1.D20:Feuille1.F20 Feuille1.H20:Feuille1.I20 Feuille1.K20:Feuille1.K20 Feuille1.O20:Feuille1.O20 Feuille1.D21:Feuille1.F21 Feuille1.H21:Feuille1.I21 Feuille1.K21:Feuille1.K21 Feuille1.O21:Feuille1.O21 Feuille1.D22:Feuille1.F22 Feuille1.H22:Feuille1.I22 Feuille1.K22:Feuille1.K22 Feuille1.O22:Feuille1.O22 Feuille1.D23:Feuille1.F23 Feuille1.H23:Feuille1.I23 Feuille1.K23:Feuille1.K23 Feuille1.O23:Feuille1.O23 Feuille1.D24:Feuille1.F24 Feuille1.H24:Feuille1.I24 Feuille1.K24:Feuille1.K24 Feuille1.O24:Feuille1.O24 Feuille1.D25:Feuille1.F25 Feuille1.H25:Feuille1.I25 Feuille1.K25:Feuille1.K25 Feuille1.O25:Feuille1.O25 Feuille1.D26:Feuille1.F26 Feuille1.H26:Feuille1.I26 Feuille1.K26:Feuille1.K26 Feuille1.O26:Feuille1.O26 Feuille1.D27:Feuille1.F27 Feuille1.H27:Feuille1.I27 Feuille1.K27:Feuille1.K27 Feuille1.O27:Feuille1.O27 Feuille1.D28:Feuille1.F28 Feuille1.H28:Feuille1.I28 Feuille1.K28:Feuille1.K28 Feuille1.O28:Feuille1.O28 Feuille1.D29:Feuille1.F29 Feuille1.H29:Feuille1.I29 Feuille1.K29:Feuille1.K29 Feuille1.O29:Feuille1.O29 Feuille1.D30:Feuille1.F30 Feuille1.H30:Feuille1.I30 Feuille1.K30:Feuille1.K30 Feuille1.O30:Feuille1.O30 Feuille1.D31:Feuille1.F31 Feuille1.H31:Feuille1.I31 Feuille1.K31:Feuille1.K31 Feuille1.O31:Feuille1.O31 Feuille1.D32:Feuille1.F32 Feuille1.H32:Feuille1.I32 Feuille1.K32:Feuille1.K32 Feuille1.O32:Feuille1.O32 Feuille1.D33:Feuille1.F33 Feuille1.H33:Feuille1.I33 Feuille1.K33:Feuille1.K33 Feuille1.O33:Feuille1.O33 Feuille1.D34:Feuille1.F34 Feuille1.H34:Feuille1.I34 Feuille1.K34:Feuille1.K34 Feuille1.O34:Feuille1.O34 Feuille1.D35:Feuille1.F35 Feuille1.H35:Feuille1.I35 Feuille1.K35:Feuille1.K35 Feuille1.O35:Feuille1.O35 Feuille1.D36:Feuille1.F36 Feuille1.H36:Feuille1.I36 Feuille1.K36:Feuille1.K36 Feuille1.O36:Feuille1.O36 Feuille1.D37:Feuille1.F37 Feuille1.H37:Feuille1.I37 Feuille1.K37:Feuille1.K37 Feuille1.O37:Feuille1.O37 Feuille1.D38:Feuille1.F38 Feuille1.H38:Feuille1.I38 Feuille1.K38:Feuille1.K38 Feuille1.O38:Feuille1.O38 Feuille1.D39:Feuille1.F39 Feuille1.H39:Feuille1.I39 Feuille1.K39:Feuille1.K39 Feuille1.O39:Feuille1.O39 Feuille1.D40:Feuille1.F40 Feuille1.H40:Feuille1.I40 Feuille1.K40:Feuille1.K40 Feuille1.O40:Feuille1.O40 Feuille1.D41:Feuille1.F41 Feuille1.H41:Feuille1.I41 Feuille1.K41:Feuille1.K41 Feuille1.O41:Feuille1.O41 Feuille1.D42:Feuille1.F42 Feuille1.H42:Feuille1.I42 Feuille1.K42:Feuille1.K42 Feuille1.O42:Feuille1.O42 Feuille1.D43:Feuille1.F43 Feuille1.H43:Feuille1.I43 Feuille1.K43:Feuille1.K43 Feuille1.O43:Feuille1.O43 Feuille1.D44:Feuille1.F44 Feuille1.H44:Feuille1.I44 Feuille1.K44:Feuille1.K44 Feuille1.O44:Feuille1.O44 Feuille1.D45:Feuille1.F45 Feuille1.H45:Feuille1.I45 Feuille1.K45:Feuille1.K45 Feuille1.O45:Feuille1.O45 Feuille1.D46:Feuille1.F46 Feuille1.I46:Feuille1.I46 Feuille1.K46:Feuille1.K46 Feuille1.O46:Feuille1.O46 Feuille1.D47:Feuille1.F47 Feuille1.H47:Feuille1.I47 Feuille1.K47:Feuille1.K47 Feuille1.O47:Feuille1.O47 Feuille1.D48:Feuille1.F48 Feuille1.H48:Feuille1.I48 Feuille1.K48:Feuille1.K48 Feuille1.O48:Feuille1.O48 Feuille1.D49:Feuille1.F49 Feuille1.H49:Feuille1.I49 Feuille1.K49:Feuille1.K49 Feuille1.O49:Feuille1.O49 Feuille1.D50:Feuille1.F50 Feuille1.I50:Feuille1.I50 Feuille1.K50:Feuille1.K50 Feuille1.O50:Feuille1.O50 Feuille1.D51:Feuille1.F51 Feuille1.I51:Feuille1.I51 Feuille1.K51:Feuille1.K51 Feuille1.O51:Feuille1.O51 Feuille1.D52:Feuille1.F52 Feuille1.I52:Feuille1.I52 Feuille1.K52:Feuille1.K52 Feuille1.O52:Feuille1.O52 Feuille1.D53:Feuille1.F53 Feuille1.H53:Feuille1.I53 Feuille1.K53:Feuille1.K53 Feuille1.O53:Feuille1.O53 Feuille1.D54:Feuille1.F54 Feuille1.H54:Feuille1.I54 Feuille1.K54:Feuille1.K54 Feuille1.O54:Feuille1.O54 Feuille1.D55:Feuille1.F55 Feuille1.H55:Feuille1.I55 Feuille1.K55:Feuille1.K55 Feuille1.O55:Feuille1.O55 Feuille1.D56:Feuille1.F56 Feuille1.H56:Feuille1.I56 Feuille1.K56:Feuille1.K56 Feuille1.O56:Feuille1.O56 Feuille1.D57:Feuille1.F57 Feuille1.H57:Feuille1.I57 Feuille1.K57:Feuille1.K57 Feuille1.O57:Feuille1.O57 Feuille1.D58:Feuille1.F58 Feuille1.H58:Feuille1.I58 Feuille1.K58:Feuille1.K58 Feuille1.O58:Feuille1.O58 Feuille1.D59:Feuille1.F59 Feuille1.H59:Feuille1.I59 Feuille1.K59:Feuille1.K59 Feuille1.O59:Feuille1.O59 Feuille1.D60:Feuille1.F60 Feuille1.H60:Feuille1.I60 Feuille1.K60:Feuille1.K60 Feuille1.O60:Feuille1.O60 Feuille1.D61:Feuille1.F61 Feuille1.H61:Feuille1.I61 Feuille1.K61:Feuille1.K61 Feuille1.O61:Feuille1.O61 Feuille1.D62:Feuille1.F62 Feuille1.H62:Feuille1.I62 Feuille1.K62:Feuille1.K62 Feuille1.O62:Feuille1.O62 Feuille1.D63:Feuille1.F63 Feuille1.H63:Feuille1.I63 Feuille1.K63:Feuille1.K63 Feuille1.O63:Feuille1.O63 Feuille1.D64:Feuille1.F64 Feuille1.H64:Feuille1.I64 Feuille1.K64:Feuille1.K64 Feuille1.O64:Feuille1.O64 Feuille1.D66:Feuille1.F66 Feuille1.H66:Feuille1.I66 Feuille1.K66:Feuille1.K66 Feuille1.O66:Feuille1.O66 Feuille1.D67:Feuille1.F67 Feuille1.H67:Feuille1.I67 Feuille1.K67:Feuille1.K67 Feuille1.O67:Feuille1.O67 Feuille1.D68:Feuille1.F68 Feuille1.H68:Feuille1.I68 Feuille1.K68:Feuille1.K68 Feuille1.O68:Feuille1.O68 Feuille1.D69:Feuille1.F69 Feuille1.I69:Feuille1.I69 Feuille1.K69:Feuille1.K69 Feuille1.O69:Feuille1.O69 Feuille1.D70:Feuille1.F70 Feuille1.I70:Feuille1.I70 Feuille1.K70:Feuille1.K70 Feuille1.O70:Feuille1.O70 Feuille1.D71:Feuille1.F71 Feuille1.I71:Feuille1.I71 Feuille1.K71:Feuille1.K71 Feuille1.O71:Feuille1.O71 Feuille1.D72:Feuille1.F72 Feuille1.I72:Feuille1.I72 Feuille1.K72:Feuille1.K72 Feuille1.O72:Feuille1.O72">
            <calcext:condition calcext:apply-style-name="Cellule invalide" calcext:value="=&quot;&quot;" calcext:base-cell-address="Feuille1.J2"/>
          </calcext:conditional-format>
          <calcext:conditional-format calcext:target-range-address="Feuille1.C2:Feuille1.C2 Feuille1.G2:Feuille1.H2 Feuille1.C3:Feuille1.C3 Feuille1.G3:Feuille1.H3 Feuille1.C4:Feuille1.C4 Feuille1.G4:Feuille1.H4 Feuille1.C5:Feuille1.C5 Feuille1.G5:Feuille1.H5 Feuille1.C6:Feuille1.C6 Feuille1.G6:Feuille1.G6 Feuille1.C7:Feuille1.C7 Feuille1.G7:Feuille1.H7 Feuille1.C8:Feuille1.C8 Feuille1.G8:Feuille1.H8 Feuille1.C10:Feuille1.C10 Feuille1.G10:Feuille1.G10 Feuille1.C11:Feuille1.C11 Feuille1.G11:Feuille1.G11 Feuille1.C12:Feuille1.C12 Feuille1.G12:Feuille1.G12 Feuille1.C13:Feuille1.C13 Feuille1.G13:Feuille1.G13 Feuille1.C14:Feuille1.C14 Feuille1.G14:Feuille1.G14 Feuille1.C15:Feuille1.C15 Feuille1.G15:Feuille1.G15 Feuille1.C16:Feuille1.C16 Feuille1.G16:Feuille1.G16 Feuille1.C17:Feuille1.C17 Feuille1.G17:Feuille1.G17 Feuille1.C18:Feuille1.C18 Feuille1.G18:Feuille1.G18 Feuille1.C19:Feuille1.C19 Feuille1.G19:Feuille1.G19 Feuille1.C20:Feuille1.C20 Feuille1.G20:Feuille1.G20 Feuille1.C21:Feuille1.C21 Feuille1.G21:Feuille1.G21 Feuille1.C22:Feuille1.C22 Feuille1.G22:Feuille1.G22 Feuille1.C23:Feuille1.C23 Feuille1.G23:Feuille1.G23 Feuille1.C24:Feuille1.C24 Feuille1.G24:Feuille1.G24 Feuille1.C25:Feuille1.C25 Feuille1.G25:Feuille1.G25 Feuille1.C26:Feuille1.C26 Feuille1.G26:Feuille1.G26 Feuille1.C27:Feuille1.C27 Feuille1.G27:Feuille1.G27 Feuille1.C28:Feuille1.C28 Feuille1.G28:Feuille1.G28 Feuille1.C29:Feuille1.C29 Feuille1.G29:Feuille1.G29 Feuille1.C30:Feuille1.C30 Feuille1.G30:Feuille1.G30 Feuille1.C31:Feuille1.C31 Feuille1.G31:Feuille1.G31 Feuille1.C32:Feuille1.C32 Feuille1.G32:Feuille1.G32 Feuille1.C33:Feuille1.C33 Feuille1.G33:Feuille1.G33 Feuille1.C34:Feuille1.C34 Feuille1.G34:Feuille1.G34 Feuille1.C35:Feuille1.C35 Feuille1.G35:Feuille1.G35 Feuille1.C36:Feuille1.C36 Feuille1.G36:Feuille1.G36 Feuille1.C37:Feuille1.C37 Feuille1.G37:Feuille1.G37 Feuille1.C38:Feuille1.C38 Feuille1.G38:Feuille1.G38 Feuille1.C39:Feuille1.C39 Feuille1.G39:Feuille1.G39 Feuille1.C40:Feuille1.C40 Feuille1.G40:Feuille1.G40 Feuille1.C41:Feuille1.C41 Feuille1.G41:Feuille1.G41 Feuille1.C42:Feuille1.C42 Feuille1.G42:Feuille1.G42 Feuille1.C43:Feuille1.C43 Feuille1.G43:Feuille1.G43 Feuille1.C44:Feuille1.C44 Feuille1.G44:Feuille1.G44 Feuille1.C45:Feuille1.C45 Feuille1.G45:Feuille1.G45 Feuille1.C46:Feuille1.C46 Feuille1.G46:Feuille1.G46 Feuille1.C47:Feuille1.C47 Feuille1.G47:Feuille1.G47 Feuille1.C48:Feuille1.C48 Feuille1.G48:Feuille1.G48 Feuille1.C49:Feuille1.C49 Feuille1.G49:Feuille1.G49 Feuille1.C50:Feuille1.C50 Feuille1.G50:Feuille1.G50 Feuille1.C51:Feuille1.C51 Feuille1.G51:Feuille1.G51 Feuille1.C52:Feuille1.C52 Feuille1.G52:Feuille1.G52 Feuille1.C53:Feuille1.C53 Feuille1.G53:Feuille1.G53 Feuille1.C54:Feuille1.C54 Feuille1.G54:Feuille1.G54 Feuille1.C55:Feuille1.C55 Feuille1.G55:Feuille1.G55 Feuille1.C56:Feuille1.C56 Feuille1.G56:Feuille1.G56 Feuille1.C57:Feuille1.C57 Feuille1.G57:Feuille1.G57 Feuille1.C58:Feuille1.C58 Feuille1.G58:Feuille1.G58 Feuille1.C59:Feuille1.C59 Feuille1.G59:Feuille1.G59 Feuille1.C60:Feuille1.C60 Feuille1.G60:Feuille1.G60 Feuille1.C61:Feuille1.C61 Feuille1.G61:Feuille1.G61 Feuille1.C62:Feuille1.C62 Feuille1.G62:Feuille1.G62 Feuille1.C63:Feuille1.C63 Feuille1.G63:Feuille1.G63 Feuille1.C64:Feuille1.C64 Feuille1.G64:Feuille1.G64 Feuille1.C66:Feuille1.C66 Feuille1.G66:Feuille1.G66 Feuille1.C67:Feuille1.C67 Feuille1.G67:Feuille1.G67 Feuille1.C68:Feuille1.C68 Feuille1.G68:Feuille1.G68 Feuille1.C69:Feuille1.C69 Feuille1.G69:Feuille1.H69 Feuille1.C70:Feuille1.C70 Feuille1.G70:Feuille1.H70 Feuille1.C71:Feuille1.C71 Feuille1.G71:Feuille1.H71 Feuille1.C72:Feuille1.C72 Feuille1.G72:Feuille1.H72">
            <calcext:condition calcext:apply-style-name="Cellule invalide" calcext:value="=&quot;&quot;" calcext:base-cell-address="Feuille1.J2"/>
          </calcext:conditional-format>
          <calcext:conditional-format calcext:target-range-address="Feuille1.H13:Feuille1.H13 Feuille1.H46:Feuille1.H46">
            <calcext:condition calcext:apply-style-name="Cellule invalide" calcext:value="=&quot;&quot;" calcext:base-cell-address="Feuille1.J2"/>
          </calcext:conditional-format>
          <calcext:conditional-format calcext:target-range-address="Feuille1.J6:Feuille1.J7 Feuille1.J11:Feuille1.J12 Feuille1.J14:Feuille1.J22 Feuille1.J29:Feuille1.J30 Feuille1.J42:Feuille1.J46 Feuille1.H50:Feuille1.H50 Feuille1.J50:Feuille1.J50 Feuille1.H51:Feuille1.H51 Feuille1.J51:Feuille1.J51 Feuille1.H52:Feuille1.H52 Feuille1.J52:Feuille1.J52 Feuille1.J59:Feuille1.J61 Feuille1.J63:Feuille1.J64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J2:Feuille1.J5 Feuille1.J8:Feuille1.J8 Feuille1.J10:Feuille1.J10 Feuille1.J13:Feuille1.J13 Feuille1.J23:Feuille1.J28 Feuille1.J31:Feuille1.J41 Feuille1.J47:Feuille1.J49 Feuille1.J53:Feuille1.J58 Feuille1.J62:Feuille1.J62 Feuille1.J66:Feuille1.J72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L2:Feuille1.L8 Feuille1.L10:Feuille1.L64 Feuille1.L66:Feuille1.L72">
            <calcext:condition calcext:apply-style-name="Cellule grisée" calcext:value="formula-is([Feuille1.J11]=1)" calcext:base-cell-address="Feuille1.K11"/>
            <calcext:condition calcext:apply-style-name="Cellule invalide" calcext:value="formula-is(AND([Feuille1.J11]&gt;1;[Feuille1.K11]=&quot;&quot;))" calcext:base-cell-address="Feuille1.K11"/>
          </calcext:conditional-format>
          <calcext:conditional-format calcext:target-range-address="Feuille1.M2:Feuille1.M8 Feuille1.M10:Feuille1.M64 Feuille1.M66:Feuille1.M72">
            <calcext:condition calcext:apply-style-name="Cellule grisée" calcext:value="formula-is([Feuille1.J11]=1)" calcext:base-cell-address="Feuille1.L11"/>
            <calcext:condition calcext:apply-style-name="Cellule invalide" calcext:value="formula-is(AND([Feuille1.J11]&gt;1;[Feuille1.L11]=&quot;&quot;))" calcext:base-cell-address="Feuille1.L11"/>
          </calcext:conditional-format>
          <calcext:conditional-format calcext:target-range-address="Feuille1.N2:Feuille1.N2 Feuille1.N4:Feuille1.N8 Feuille1.N10:Feuille1.N13 Feuille1.N15:Feuille1.N18 Feuille1.N23:Feuille1.N24 Feuille1.N32:Feuille1.N37 Feuille1.N39:Feuille1.N41 Feuille1.N46:Feuille1.N52 Feuille1.N54:Feuille1.N58 Feuille1.N60:Feuille1.N61 Feuille1.N66:Feuille1.N71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N3:Feuille1.N3 Feuille1.N14:Feuille1.N14 Feuille1.N19:Feuille1.N22 Feuille1.N25:Feuille1.N31 Feuille1.N38:Feuille1.N38 Feuille1.N42:Feuille1.N45 Feuille1.N53:Feuille1.N53 Feuille1.N59:Feuille1.N59 Feuille1.N62:Feuille1.N64 Feuille1.N72:Feuille1.N72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P4:Feuille1.P6 Feuille1.P13:Feuille1.P13 Feuille1.P15:Feuille1.P28 Feuille1.P30:Feuille1.P30 Feuille1.P32:Feuille1.P34 Feuille1.P38:Feuille1.P45 Feuille1.P66:Feuille1.P68">
            <calcext:condition calcext:apply-style-name="Cellule invalide" calcext:value="=&quot;&quot;" calcext:base-cell-address="Feuille1.J2"/>
          </calcext:conditional-format>
          <calcext:conditional-format calcext:target-range-address="Feuille1.P2:Feuille1.P3 Feuille1.P7:Feuille1.P8 Feuille1.P10:Feuille1.P12 Feuille1.P14:Feuille1.P14 Feuille1.P29:Feuille1.P29 Feuille1.P31:Feuille1.P31 Feuille1.P35:Feuille1.P37 Feuille1.P46:Feuille1.P64 Feuille1.P69:Feuille1.P72">
            <calcext:condition calcext:apply-style-name="Cellule invalide" calcext:value="=&quot;&quot;" calcext:base-cell-address="Feuille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000-00-00T20:03:31.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20:03:51.09</dc:date>
    <meta:generator>LibreOffice/3.6$Windows_x86 LibreOffice_project/932b512-69e3009-7a10e5c-fc86223-a55908</meta:generator>
    <meta:editing-duration>PT3H24M11S</meta:editing-duration>
    <meta:editing-cycles>293</meta:editing-cycles>
    <meta:document-statistic meta:table-count="1" meta:cell-count="1117" meta:object-count="0"/>
  </office:meta>
</office:document-meta>
</file>